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126cm" svg:height="0.962cm" svg:x="4cm" svg:y="1cm">
          <draw:text-box>
            <text:p>Numbers<text:tab/><text:tab/> <text:tab/>Base <text:tab/><text:tab/><text:tab/><text:tab/><text:tab/>Differenc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299cm" svg:x="1cm" svg:y="3.123cm"/>
      <draw:page-thumbnail draw:layer="backgroundobjects" svg:width="8.999cm" svg:height="6.299cm" svg:x="1cm" svg:y="11.699cm"/>
      <draw:page-thumbnail draw:layer="backgroundobjects" svg:width="8.999cm" svg:height="6.299cm" svg:x="1cm" svg:y="20.275cm"/>
      <draw:page-thumbnail draw:layer="backgroundobjects" svg:width="8.999cm" svg:height="6.299cm" svg:x="11cm" svg:y="3.123cm"/>
      <draw:page-thumbnail draw:layer="backgroundobjects" svg:width="8.999cm" svg:height="6.299cm" svg:x="11cm" svg:y="11.699cm"/>
      <draw:page-thumbnail draw:layer="backgroundobjects" svg:width="8.999cm" svg:height="6.299cm" svg:x="11cm" svg:y="20.27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5cm" presentation:class="title" presentation:placeholder="true">
        <draw:text-box/>
      </draw:frame>
      <draw:frame presentation:style-name="Default-outline1" draw:layer="backgroundobjects" svg:width="25.199cm" svg:height="9.134cm" svg:x="1.4cm" svg:y="3.682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8T16:39:57.558505790</meta:creation-date>
    <dc:date>2020-06-28T16:59:19.475760655</dc:date>
    <meta:editing-duration>PT19M25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